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55000004006D7770E5.png" manifest:media-type="image/png"/>
  <manifest:file-entry manifest:full-path="Pictures/2000000100000C6700000457DF4CC15C.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Slide-outline1">
      <style:graphic-properties draw:stroke="none" svg:stroke-width="0cm" draw:fill="solid" draw:fill-color="#ffffff" draw:textarea-vertical-align="bottom" draw:auto-grow-height="false" draw:fit-to-size="shrink-to-fit" fo:min-height="11.049cm" fo:padding-top="0.127cm" fo:padding-bottom="0.127cm" fo:padding-left="0.254cm" fo:padding-right="0.254cm" fo:wrap-option="wrap"/>
    </style:style>
    <style:style style:name="pr4" style:family="presentation" style:parent-style-name="Title_20_Slide-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Title_20_Slide-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margin-top="0cm" fo:margin-bottom="0cm" fo:line-height="100%"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141cm" fo:margin-bottom="0.5cm" fo:line-height="100%" fo:text-align="center" fo:text-indent="0cm" style:punctuation-wrap="hanging"/>
      <style:text-properties fo:hyphenate="false"/>
    </style:style>
    <style:style style:name="P4" style:family="paragraph">
      <style:paragraph-properties fo:text-align="center"/>
    </style:style>
    <style:style style:name="P5" style:family="paragraph">
      <style:paragraph-properties fo:margin-left="0cm" fo:margin-right="0cm" fo:margin-top="0cm" fo:margin-bottom="0cm" fo:line-height="100%" fo:text-align="start" fo:text-indent="0cm" style:punctuation-wrap="hanging"/>
      <style:text-properties fo:hyphenate="false"/>
    </style:style>
    <style:style style:name="P6"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7" style:family="paragraph">
      <style:paragraph-properties fo:text-align="start" style:font-independent-line-spacing="true"/>
      <style:text-properties fo:font-size="18pt" style:font-size-asian="14pt" style:font-size-complex="14pt"/>
    </style:style>
    <style:style style:name="T1" style:family="text">
      <style:text-properties fo:color="#5784cc" style:text-line-through-style="none" fo:font-family="Georgia"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color="#8f8f8f"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ff" style:text-line-through-style="none" fo:font-family="Georgia"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4"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5"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6" style:family="text">
      <style:text-properties fo:color="#333333"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20" presentation:style-name="pr1" draw:text-style-name="P2" draw:layer="layout" svg:width="22.86cm" svg:height="3.181cm" svg:x="1.27cm" svg:y="2.2cm" presentation:class="title">
          <draw:text-box>
            <text:p text:style-name="P1"><text:span text:style-name="T1">Title</text:span></text:p>
          </draw:text-box>
        </draw:frame>
        <draw:frame draw:name="Subtitle 21" presentation:style-name="Title_20_Slide-subtitle" draw:layer="layout" svg:width="22.86cm" svg:height="1.288cm" svg:x="1.28cm" svg:y="10.645cm" presentation:class="subtitle" presentation:user-transformed="true">
          <draw:text-box>
            <text:p>Subtitle</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Slide">
        <draw:frame draw:name="Text Placeholder 7" presentation:style-name="pr3" draw:text-style-name="P2" draw:layer="layout" svg:width="21.589cm" svg:height="4.166cm" svg:x="2.006cm" svg:y="12.251cm" presentation:class="outline" presentation:user-transformed="true">
          <draw:text-box>
            <text:p text:style-name="P3"><text:span text:style-name="T2">This work is licensed under a </text:span><text:span text:style-name="T3"><text:a xlink:href="http://creativecommons.org/licenses/by-sa/3.0/deed.en_US" xlink:type="simple">Creative Commons Attribution-</text:a></text:span><text:span text:style-name="T3"><text:a xlink:href="http://creativecommons.org/licenses/by-sa/3.0/deed.en_US" xlink:type="simple">ShareAlike</text:a></text:span><text:span text:style-name="T3"><text:a xlink:href="http://creativecommons.org/licenses/by-sa/3.0/deed.en_US" xlink:type="simple"> 3.0 </text:a></text:span><text:span text:style-name="T3"><text:a xlink:href="http://creativecommons.org/licenses/by-sa/3.0/deed.en_US" xlink:type="simple">Unported</text:a></text:span><text:span text:style-name="T3"><text:a xlink:href="http://creativecommons.org/licenses/by-sa/3.0/deed.en_US" xlink:type="simple"> License</text:a></text:span><text:span text:style-name="T2">.</text:span></text:p>
          </draw:text-box>
        </draw:frame>
        <draw:frame draw:style-name="gr2" draw:text-style-name="P4" draw:layer="layout" svg:width="3.604cm" svg:height="1.26cm" svg:x="10.897cm" svg:y="11.74cm">
          <draw:image xlink:href="Pictures/2000000100000C6700000457DF4CC15C.svg" xlink:type="simple" xlink:show="embed" xlink:actuate="onLoad">
            <text:p/>
          </draw:image>
        </draw:frame>
        <presentation:notes draw:style-name="dp3">
          <draw:page-thumbnail draw:name="Slide Image Placeholder 1" draw:style-name="gr1" draw:layer="layout" svg:width="14.848cm" svg:height="11.136cm" svg:x="3.075cm" svg:y="2.257cm" draw:page-number="2" presentation:class="page"/>
          <draw:frame draw:name="Notes Placeholder 2" presentation:style-name="pr4" draw:text-style-name="P2" draw:layer="layout" svg:width="16.799cm" svg:height="13.364cm" svg:x="2.1cm" svg:y="14.107cm" presentation:class="notes">
            <draw:text-box>
              <text:p><text:span text:style-name="T4">You are free:</text:span></text:p>
              <text:p><text:span text:style-name="T4">to Share</text:span><text:span text:style-name="T5"> — to copy, distribute and transmit the work </text:span></text:p>
              <text:p><text:span text:style-name="T4">to Remix</text:span><text:span text:style-name="T5"> — to adapt the work </text:span></text:p>
              <text:p><text:span text:style-name="T5">to make commercial use of the work </text:span></text:p>
              <text:p text:style-name="P5"><text:span text:style-name="T4">Under the following conditions:</text:span></text:p>
              <text:p text:style-name="P5"><text:span text:style-name="T4">Attribution</text:span><text:span text:style-name="T5"> — You must attribute the work in the manner specified by the author or licensor (but not in any way that suggests that they endorse you or your use of the work). </text:span></text:p>
              <text:p text:style-name="P5"><text:span text:style-name="T4">Share Alike</text:span><text:span text:style-name="T5"> — If you alter, transform, or build upon this work, you may distribute the resulting work only under the same or similar license to this one.</text:span></text:p>
              <text:p text:style-name="P5"><text:span text:style-name="T5"/></text:p>
              <text:p text:style-name="P5"><text:span text:style-name="T5">http://creativecommons.org/licenses/by-sa/3.0/ </text:span></text:p>
            </draw:text-box>
          </draw:frame>
          <draw:frame draw:name="Slide Number Placeholder 3" presentation:style-name="pr5" draw:text-style-name="P7" draw:layer="layout" svg:width="0.001cm" svg:height="0.001cm" svg:x="0cm" svg:y="0cm" presentation:class="page-number">
            <draw:text-box>
              <text:p text:style-name="P6"><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amish Downer</meta:initial-creator>
    <meta:creation-date>2013-09-03T12:17:20</meta:creation-date>
    <meta:generator>LibreOffice/3.5$Linux_X86_64 LibreOffice_project/350m1$Build-2</meta:generator>
    <dc:date>2013-09-03T16:26:48</dc:date>
    <dc:creator>Hamish Downer</dc:creator>
    <meta:editing-duration>PT15M50S</meta:editing-duration>
    <meta:editing-cycles>8</meta:editing-cycles>
    <meta:document-statistic meta:object-count="31"/>
  </office:meta>
</office:document-meta>
</file>